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6" style:family="table">
      <style:table-properties style:width="5.2917in" fo:margin-left="0.5667in" table:align="left"/>
    </style:style>
    <style:style style:name="Table6.A" style:family="table-column">
      <style:table-column-properties style:column-width="2.7813in"/>
    </style:style>
    <style:style style:name="Table6.B" style:family="table-column">
      <style:table-column-properties style:column-width="2.5104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6.7" style:family="table-row">
      <style:table-row-properties style:min-row-height="0.325in"/>
    </style:style>
    <style:style style:name="Table7" style:family="table">
      <style:table-properties style:width="3.1667in" fo:margin-left="0.8583in" table:align="left"/>
    </style:style>
    <style:style style:name="Table7.A" style:family="table-column">
      <style:table-column-properties style:column-width="1.375in"/>
    </style:style>
    <style:style style:name="Table7.B" style:family="table-column">
      <style:table-column-properties style:column-width="1.0417in"/>
    </style:style>
    <style:style style:name="Table7.C" style:family="table-column">
      <style:table-column-properties style:column-width="0.75in"/>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8" style:family="table">
      <style:table-properties style:width="6.9958in" fo:margin-left="0.0458in" table:align="left"/>
    </style:style>
    <style:style style:name="Table8.A" style:family="table-column">
      <style:table-column-properties style:column-width="0.625in"/>
    </style:style>
    <style:style style:name="Table8.B" style:family="table-column">
      <style:table-column-properties style:column-width="1.375in"/>
    </style:style>
    <style:style style:name="Table8.C" style:family="table-column">
      <style:table-column-properties style:column-width="0.6875in"/>
    </style:style>
    <style:style style:name="Table8.D" style:family="table-column">
      <style:table-column-properties style:column-width="1.0625in"/>
    </style:style>
    <style:style style:name="Table8.E" style:family="table-column">
      <style:table-column-properties style:column-width="3.2458in"/>
    </style:style>
    <style:style style:name="Table8.A1" style:family="table-cell">
      <style:table-cell-properties fo:padding="0.0382in" fo:border-left="0.5pt solid #000000" fo:border-right="none" fo:border-top="0.5pt solid #000000" fo:border-bottom="0.5pt solid #000000"/>
    </style:style>
    <style:style style:name="Table8.E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E2" style:family="table-cell">
      <style:table-cell-properties fo:padding="0.0382in" fo:border-left="0.5pt solid #000000" fo:border-right="0.5pt solid #000000" fo:border-top="none" fo:border-bottom="0.5pt solid #000000"/>
    </style:style>
    <style:style style:name="Table9" style:family="table">
      <style:table-properties style:width="7.1729in" fo:margin-left="-0.1313in" table:align="left"/>
    </style:style>
    <style:style style:name="Table9.A" style:family="table-column">
      <style:table-column-properties style:column-width="1.2292in"/>
    </style:style>
    <style:style style:name="Table9.B" style:family="table-column">
      <style:table-column-properties style:column-width="1.6354in"/>
    </style:style>
    <style:style style:name="Table9.C" style:family="table-column">
      <style:table-column-properties style:column-width="1.9375in"/>
    </style:style>
    <style:style style:name="Table9.D" style:family="table-column">
      <style:table-column-properties style:column-width="2.3708in"/>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 fo:font-size="14pt" officeooo:paragraph-rsid="00199bc5" style:font-size-asian="12.25pt" style:font-size-complex="14pt"/>
    </style:style>
    <style:style style:name="P2" style:family="paragraph" style:parent-style-name="Table_20_Contents">
      <style:paragraph-properties fo:text-align="center" style:justify-single-word="false"/>
      <style:text-properties style:font-name="Arial" fo:font-size="14pt" officeooo:paragraph-rsid="00199bc5" style:font-size-asian="12.25pt" style:font-size-complex="14pt"/>
    </style:style>
    <style:style style:name="P3" style:family="paragraph" style:parent-style-name="Standard">
      <style:text-properties style:font-name="Arial" fo:font-size="14pt" officeooo:paragraph-rsid="00199bc5" style:font-size-asian="12.25pt" style:font-size-complex="14pt"/>
    </style:style>
    <style:style style:name="P4" style:family="paragraph" style:parent-style-name="Table_20_Contents">
      <style:paragraph-properties fo:text-align="center" style:justify-single-word="false"/>
      <style:text-properties style:font-name="Arial" fo:font-size="14pt" officeooo:rsid="003924ff" officeooo:paragraph-rsid="00199bc5" style:font-size-asian="12.25pt" style:font-size-complex="14pt"/>
    </style:style>
    <style:style style:name="P5" style:family="paragraph" style:parent-style-name="Standard">
      <style:paragraph-properties fo:text-align="center" style:justify-single-word="false"/>
      <style:text-properties style:font-name="Arial" fo:font-size="14pt" fo:font-weight="bold" officeooo:paragraph-rsid="00199bc5" style:font-size-asian="12.25pt" style:font-weight-asian="bold" style:font-size-complex="14pt" style:font-weight-complex="bold"/>
    </style:style>
    <style:style style:name="P6" style:family="paragraph" style:parent-style-name="Standard">
      <style:paragraph-properties fo:text-align="center" style:justify-single-word="false"/>
      <style:text-properties style:font-name="Arial" fo:font-size="13pt" fo:font-weight="bold" officeooo:paragraph-rsid="00199bc5" style:font-size-asian="13pt" style:font-weight-asian="bold" style:font-size-complex="13pt" style:font-weight-complex="bold"/>
    </style:style>
    <style:style style:name="P7" style:family="paragraph" style:parent-style-name="Standard">
      <style:text-properties officeooo:paragraph-rsid="00199bc5"/>
    </style:style>
    <style:style style:name="P8" style:family="paragraph" style:parent-style-name="Standard" style:list-style-name="L1">
      <style:text-properties officeooo:paragraph-rsid="00199bc5"/>
    </style:style>
    <style:style style:name="P9" style:family="paragraph" style:parent-style-name="Standard" style:list-style-name="L1">
      <style:text-properties style:font-name="Arial" fo:font-size="14pt" officeooo:paragraph-rsid="00199bc5" style:font-size-asian="12.25pt" style:font-size-complex="14pt"/>
    </style:style>
    <style:style style:name="P10" style:family="paragraph" style:parent-style-name="Standard" style:list-style-name="L2">
      <style:text-properties style:font-name="Arial" fo:font-size="14pt" officeooo:paragraph-rsid="00199bc5" style:font-size-asian="12.25pt" style:font-size-complex="14pt"/>
    </style:style>
    <style:style style:name="P11" style:family="paragraph" style:parent-style-name="Standard" style:list-style-name="L3">
      <style:text-properties style:font-name="Arial" fo:font-size="14pt" officeooo:paragraph-rsid="00199bc5" style:font-size-asian="12.25pt" style:font-size-complex="14pt"/>
    </style:style>
    <style:style style:name="P12" style:family="paragraph" style:parent-style-name="Standard" style:list-style-name="L4">
      <style:text-properties style:font-name="Arial" fo:font-size="14pt" officeooo:paragraph-rsid="00199bc5" style:font-size-asian="12.25pt" style:font-size-complex="14pt"/>
    </style:style>
    <style:style style:name="P13" style:family="paragraph" style:parent-style-name="Standard" style:list-style-name="L5">
      <style:text-properties style:font-name="Arial" fo:font-size="14pt" officeooo:paragraph-rsid="00199bc5" style:font-size-asian="12.25pt" style:font-size-complex="14pt"/>
    </style:style>
    <style:style style:name="P14" style:family="paragraph" style:parent-style-name="Standard" style:list-style-name="L6">
      <style:text-properties style:font-name="Arial" fo:font-size="14pt" officeooo:paragraph-rsid="00199bc5" style:font-size-asian="12.25pt" style:font-size-complex="14pt"/>
    </style:style>
    <style:style style:name="P15" style:family="paragraph" style:parent-style-name="Standard" style:list-style-name="L7">
      <style:text-properties style:font-name="Arial" fo:font-size="14pt" officeooo:paragraph-rsid="00199bc5" style:font-size-asian="12.25pt" style:font-size-complex="14pt"/>
    </style:style>
    <style:style style:name="P16" style:family="paragraph" style:parent-style-name="Standard" style:list-style-name="L8">
      <style:text-properties style:font-name="Arial" fo:font-size="14pt" officeooo:paragraph-rsid="00199bc5" style:font-size-asian="12.25pt" style:font-size-complex="14pt"/>
    </style:style>
    <style:style style:name="P17" style:family="paragraph" style:parent-style-name="Standard" style:list-style-name="L9">
      <style:text-properties style:font-name="Arial" fo:font-size="14pt" officeooo:paragraph-rsid="00199bc5" style:font-size-asian="12.25pt" style:font-size-complex="14pt"/>
    </style:style>
    <style:style style:name="P18" style:family="paragraph" style:parent-style-name="Standard" style:list-style-name="L10">
      <style:text-properties style:font-name="Arial" fo:font-size="14pt" officeooo:paragraph-rsid="00199bc5" style:font-size-asian="12.25pt" style:font-size-complex="14pt"/>
    </style:style>
    <style:style style:name="P19" style:family="paragraph" style:parent-style-name="Standard" style:list-style-name="L11">
      <style:text-properties style:font-name="Arial" fo:font-size="14pt" officeooo:paragraph-rsid="00199bc5" style:font-size-asian="12.25pt" style:font-size-complex="14pt"/>
    </style:style>
    <style:style style:name="P20" style:family="paragraph" style:parent-style-name="Standard" style:list-style-name="L12">
      <style:text-properties style:font-name="Arial" fo:font-size="14pt" officeooo:paragraph-rsid="00199bc5" style:font-size-asian="12.25pt" style:font-size-complex="14pt"/>
    </style:style>
    <style:style style:name="P21" style:family="paragraph" style:parent-style-name="Standard" style:list-style-name="L13">
      <style:text-properties style:font-name="Arial" fo:font-size="14pt" officeooo:paragraph-rsid="00199bc5" style:font-size-asian="12.25pt" style:font-size-complex="14pt"/>
    </style:style>
    <style:style style:name="P22" style:family="paragraph" style:parent-style-name="Standard" style:list-style-name="L14">
      <style:text-properties style:font-name="Arial" fo:font-size="14pt" officeooo:paragraph-rsid="00199bc5" style:font-size-asian="12.25pt" style:font-size-complex="14pt"/>
    </style:style>
    <style:style style:name="P23" style:family="paragraph" style:parent-style-name="Standard" style:list-style-name="L16">
      <style:text-properties style:font-name="Arial" fo:font-size="14pt" officeooo:paragraph-rsid="00199bc5" style:font-size-asian="12.25pt" style:font-size-complex="14pt"/>
    </style:style>
    <style:style style:name="P24" style:family="paragraph" style:parent-style-name="Standard" style:list-style-name="L17">
      <style:text-properties style:font-name="Arial" fo:font-size="14pt" officeooo:paragraph-rsid="00199bc5" style:font-size-asian="12.25pt" style:font-size-complex="14pt"/>
    </style:style>
    <style:style style:name="P25" style:family="paragraph" style:parent-style-name="Standard" style:list-style-name="L18">
      <style:text-properties style:font-name="Arial" fo:font-size="14pt" officeooo:paragraph-rsid="00199bc5" style:font-size-asian="12.25pt" style:font-size-complex="14pt"/>
    </style:style>
    <style:style style:name="P26" style:family="paragraph" style:parent-style-name="Standard" style:list-style-name="L19">
      <style:text-properties style:font-name="Arial" fo:font-size="14pt" officeooo:paragraph-rsid="00199bc5" style:font-size-asian="12.25pt" style:font-size-complex="14pt"/>
    </style:style>
    <style:style style:name="P27" style:family="paragraph" style:parent-style-name="Standard" style:list-style-name="L20">
      <style:text-properties style:font-name="Arial" fo:font-size="14pt" officeooo:paragraph-rsid="00199bc5" style:font-size-asian="12.25pt" style:font-size-complex="14pt"/>
    </style:style>
    <style:style style:name="P28" style:family="paragraph" style:parent-style-name="Standard" style:list-style-name="L21">
      <style:text-properties style:font-name="Arial" fo:font-size="14pt" officeooo:paragraph-rsid="00199bc5" style:font-size-asian="12.25pt" style:font-size-complex="14pt"/>
    </style:style>
    <style:style style:name="P29" style:family="paragraph" style:parent-style-name="Standard" style:list-style-name="L22">
      <style:text-properties style:font-name="Arial" fo:font-size="14pt" officeooo:paragraph-rsid="00199bc5" style:font-size-asian="12.25pt" style:font-size-complex="14pt"/>
    </style:style>
    <style:style style:name="P30" style:family="paragraph" style:parent-style-name="Standard" style:list-style-name="L23">
      <style:text-properties style:font-name="Arial" fo:font-size="14pt" officeooo:paragraph-rsid="00199bc5" style:font-size-asian="12.25pt" style:font-size-complex="14pt"/>
    </style:style>
    <style:style style:name="P31" style:family="paragraph" style:parent-style-name="Standard" style:list-style-name="L24">
      <style:text-properties style:font-name="Arial" fo:font-size="14pt" officeooo:paragraph-rsid="00199bc5" style:font-size-asian="12.25pt" style:font-size-complex="14pt"/>
    </style:style>
    <style:style style:name="P32" style:family="paragraph" style:parent-style-name="Standard" style:list-style-name="L25">
      <style:text-properties style:font-name="Arial" fo:font-size="14pt" officeooo:paragraph-rsid="00199bc5" style:font-size-asian="12.25pt" style:font-size-complex="14pt"/>
    </style:style>
    <style:style style:name="P33" style:family="paragraph" style:parent-style-name="Standard" style:list-style-name="L25">
      <style:text-properties style:font-name="Arial" fo:font-size="14pt" fo:font-weight="bold" officeooo:paragraph-rsid="00199bc5" style:font-size-asian="12.25pt" style:font-weight-asian="bold" style:font-size-complex="14pt" style:font-weight-complex="bold"/>
    </style:style>
    <style:style style:name="P34" style:family="paragraph" style:parent-style-name="Standard" style:list-style-name="L7">
      <style:text-properties officeooo:paragraph-rsid="00199bc5"/>
    </style:style>
    <style:style style:name="P35" style:family="paragraph" style:parent-style-name="Standard" style:list-style-name="L8">
      <style:text-properties officeooo:paragraph-rsid="00199bc5"/>
    </style:style>
    <style:style style:name="P36" style:family="paragraph" style:parent-style-name="Standard" style:list-style-name="L15">
      <style:text-properties officeooo:paragraph-rsid="00199bc5"/>
    </style:style>
    <style:style style:name="P37" style:family="paragraph" style:parent-style-name="Standard">
      <style:text-properties officeooo:paragraph-rsid="001a2878"/>
    </style:style>
    <style:style style:name="T1" style:family="text">
      <style:text-properties style:font-name="Arial" fo:font-size="14pt" style:font-size-asian="12.25pt" style:font-size-complex="14pt"/>
    </style:style>
    <style:style style:name="T2" style:family="text">
      <style:text-properties style:font-name="Arial" fo:font-size="14pt" officeooo:rsid="00398160" style:font-size-asian="12.25pt" style:font-size-complex="14pt"/>
    </style:style>
    <style:style style:name="T3" style:family="text">
      <style:text-properties style:font-name="Arial" fo:font-size="14pt" officeooo:rsid="0039df03" style:font-size-asian="12.25pt" style:font-size-complex="14pt"/>
    </style:style>
    <style:style style:name="T4" style:family="text">
      <style:text-properties style:font-name="Arial" fo:font-size="14pt" fo:font-weight="bold" style:font-size-asian="12.25pt" style:font-weight-asian="bold" style:font-size-complex="14pt" style:font-weight-complex="bold"/>
    </style:style>
    <style:style style:name="T5" style:family="text">
      <style:text-properties style:font-name="Arial" fo:font-size="14pt" fo:font-weight="bold" officeooo:rsid="003f155b" style:font-size-asian="12.25pt" style:font-weight-asian="bold" style:font-size-complex="14pt" style:font-weight-complex="bold"/>
    </style:style>
    <style:style style:name="T6" style:family="text">
      <style:text-properties fo:font-weight="bold" style:font-weight-asian="bold" style:font-weight-complex="bold"/>
    </style:style>
    <style:style style:name="T7" style:family="text">
      <style:text-properties fo:font-weight="bold" officeooo:rsid="0037819e" style:font-weight-asian="bold" style:font-weight-complex="bold"/>
    </style:style>
    <style:style style:name="T8" style:family="text">
      <style:text-properties fo:font-weight="bold" officeooo:rsid="003886af" style:font-weight-asian="bold" style:font-weight-complex="bold"/>
    </style:style>
    <style:style style:name="T9" style:family="text">
      <style:text-properties fo:font-weight="bold" officeooo:rsid="003924ff"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span text:style-name="T6">Network Protocols</text:span></text:p>
      <text:p text:style-name="P3"/>
      <text:p text:style-name="P3"><text:span text:style-name="T7">1) </text:span>ARP (Address Resolution Protocol)</text:p>
      <text:list text:style-name="L1">
        <text:list-item>
          <text:p text:style-name="P9">Что такое:</text:p>
          <text:list>
            <text:list-item>
              <text:p text:style-name="P9">Протокол для определения соответствия IP-адреса и MAC-адреса внутри одной сети.</text:p>
            </text:list-item>
            <text:list-item>
              <text:p text:style-name="P9">Описан в RFC 826 (1982).</text:p>
            </text:list-item>
            <text:list-item>
              <text:p text:style-name="P9">Обычно связывает IPv4-адрес с MAC-адресом, но может работать и с другими типами адресов.</text:p>
              <text:p text:style-name="P9">-------------------------------------------------------------------------------------------ARP is used for mapping an Internet Protocol address (IP address) to a physical machine address (MAC address) that is recognized in the local network.</text:p>
              <text:p text:style-name="P9">-------------------------------------------------------------------------------------------</text:p>
            </text:list-item>
          </text:list>
          <text:p text:style-name="P8"><text:span text:style-name="T1"/></text:p>
          <text:p text:style-name="P8"><text:span text:style-name="T1"/></text:p>
        </text:list-item>
        <text:list-item>
          <text:p text:style-name="P9">Принцип работы:</text:p>
          <text:list>
            <text:list-item>
              <text:p text:style-name="P9">Компьютер знает IP-адрес получателя, но не знает его MAC-адрес.</text:p>
            </text:list-item>
            <text:list-item>
              <text:p text:style-name="P9">Отправляет ARP-запрос: "Кто владелец IP 192.168.0.13?"</text:p>
            </text:list-item>
            <text:list-item>
              <text:p text:style-name="P9">Все в сети слышат запрос, только нужный компьютер отвечает: "Этот адрес у меня, вот мой MAC".</text:p>
              <text:p text:style-name="P9">-------------------------------------------------------------------------------------------</text:p>
            </text:list-item>
            <text:list-item>
              <text:p text:style-name="P9">Host sends a broadcast ARP Request ("Who has 192.168.0.13?").</text:p>
            </text:list-item>
            <text:list-item>
              <text:p text:style-name="P9">Host with this IP responds with its MAC address.</text:p>
              <text:p text:style-name="P9">-------------------------------------------------------------------------------------------</text:p>
            </text:list-item>
          </text:list>
        </text:list-item>
        <text:list-item>
          <text:p text:style-name="P9">Структура ARP-пакета:</text:p>
          <text:list>
            <text:list-item>
              <text:p text:style-name="P9">Network Type: обычно 1 (Ethernet)</text:p>
            </text:list-item>
            <text:list-item>
              <text:p text:style-name="P9">Protocol: 0x0800 (IP)</text:p>
            </text:list-item>
            <text:list-item>
              <text:p text:style-name="P9">Hardware Addr Length: 6 (MAC)</text:p>
            </text:list-item>
            <text:list-item>
              <text:p text:style-name="P9">Protocol Addr Length: 4 (Ipv4)</text:p>
            </text:list-item>
            <text:list-item>
              <text:p text:style-name="P9">Operation: </text:p>
              <text:list>
                <text:list-item>
                  <text:p text:style-name="P9">1 — запрос</text:p>
                </text:list-item>
                <text:list-item>
                  <text:p text:style-name="P9">2 — ответ</text:p>
                </text:list-item>
              </text:list>
            </text:list-item>
            <text:list-item>
              <text:p text:style-name="P9">Sender Hardware Addr: MAC отправителя</text:p>
            </text:list-item>
            <text:list-item>
              <text:p text:style-name="P9">Sender Protocol Addr: IP отправителя</text:p>
            </text:list-item>
            <text:list-item>
              <text:p text:style-name="P9">Target Hardware Addr: неизвестен (00:00:00:00:00:00 в запросе)</text:p>
            </text:list-item>
            <text:list-item>
              <text:p text:style-name="P9">Target Protocol Addr: IP назначения</text:p>
            </text:list-item>
          </text:list>
        </text:list-item>
        <text:list-item>
          <text:p text:style-name="P9">Gratuitous ARP:</text:p>
          <text:list>
            <text:list-item>
              <text:p text:style-name="P9">Это особый запрос, где и отправитель, и получатель — один и тот же IP.</text:p>
            </text:list-item>
            <text:list-item>
              <text:p text:style-name="P9">Используется для обнаружения IP-конфликтов, обновления ARP-таблиц на других устройствах, устранения сбоев.</text:p>
            </text:list-item>
          </text:list>
        </text:list-item>
        <text:list-item>
          <text:p text:style-name="P9">Таблица ARP:</text:p>
          <text:list>
            <text:list-item>
              <text:p text:style-name="P9">Хранит соответствие IP ↔ MAC.</text:p>
            </text:list-item>
            <text:list-item>
              <text:p text:style-name="P9"><text:soft-page-break/>Бывает static (вручную задано) и dynamic (найдено по ARP).</text:p>
            </text:list-item>
            <text:list-item>
              <text:p text:style-name="P9">Если адрес уже есть в таблице — ARP не отправляется.</text:p>
            </text:list-item>
          </text:list>
        </text:list-item>
        <text:list-item>
          <text:p text:style-name="P9">Безопасность:</text:p>
          <text:list>
            <text:list-item>
              <text:p text:style-name="P9">ARP не защищён — возможны атаки типа ARP spoofing (подмена MAC).</text:p>
            </text:list-item>
            <text:list-item>
              <text:p text:style-name="P9">В IPv6 для этого используется Neighbor Discovery Protocol (NDP).</text:p>
            </text:list-item>
          </text:list>
        </text:list-item>
      </text:list>
      <text:p text:style-name="P3"/>
      <text:p text:style-name="P3"><text:span text:style-name="T6">2</text:span><text:span text:style-name="T7">)</text:span> TCP (Transmission Control Protocol)</text:p>
      <text:list text:style-name="L2">
        <text:list-item>
          <text:p text:style-name="P10">Что такое:</text:p>
          <text:list>
            <text:list-item>
              <text:p text:style-name="P10">Основной протокол передачи данных в интернете (уровень 4 OSI).</text:p>
            </text:list-item>
            <text:list-item>
              <text:p text:style-name="P10">Обеспечивает надёжную, ориентированную на соединение передачу данных между двумя хостами.</text:p>
            </text:list-item>
            <text:list-item>
              <text:p text:style-name="P10">Проверяет целостность, гарантирует доставку, управляет порядком сегментов.</text:p>
              <text:p text:style-name="P10">-------------------------------------------------------------------------------------------TCP is a reliable, connection-oriented protocol (RFC 793). It ensures ordered, error-checked, two-way data exchange between endpoints.</text:p>
              <text:p text:style-name="P10">-------------------------------------------------------------------------------------------</text:p>
            </text:list-item>
          </text:list>
        </text:list-item>
        <text:list-item>
          <text:p text:style-name="P10">Синхронизация соединения (TCP Handshake):</text:p>
          <text:list>
            <text:list-item>
              <text:p text:style-name="P10">SYN — клиент запрашивает соединение</text:p>
            </text:list-item>
            <text:list-item>
              <text:p text:style-name="P10">SYN-ACK — сервер подтверждает</text:p>
            </text:list-item>
            <text:list-item>
              <text:p text:style-name="P10">ACK — клиент подтверждает → <text:s/>соединение установлено (3-way handshake)</text:p>
            </text:list-item>
          </text:list>
        </text:list-item>
        <text:list-item>
          <text:p text:style-name="P10">Передача данных:</text:p>
          <text:list>
            <text:list-item>
              <text:p text:style-name="P10">Данные делятся на сегменты (обычно 1460 байт полезных данных на сегмент).</text:p>
            </text:list-item>
            <text:list-item>
              <text:p text:style-name="P10">Каждый сегмент нумеруется (Sequence Number).</text:p>
            </text:list-item>
            <text:list-item>
              <text:p text:style-name="P10">Для подтверждения используется ACK (Acknowledgement).</text:p>
            </text:list-item>
            <text:list-item>
              <text:p text:style-name="P10">Если ACK не пришёл — сегмент пересылается заново (Retransmission Timeout, RTO).</text:p>
            </text:list-item>
          </text:list>
        </text:list-item>
        <text:list-item>
          <text:p text:style-name="P10">Окно TCP (Sliding Window):</text:p>
          <text:list>
            <text:list-item>
              <text:p text:style-name="P10">Позволяет отправлять несколько сегментов подряд, не дожидаясь каждого ACK.</text:p>
            </text:list-item>
            <text:list-item>
              <text:p text:style-name="P10">Получатель сообщает размер окна (сколько данных можно отправить).</text:p>
            </text:list-item>
            <text:list-item>
              <text:p text:style-name="P10">Окно может изменяться (управление потоком).</text:p>
            </text:list-item>
          </text:list>
        </text:list-item>
        <text:list-item>
          <text:p text:style-name="P10">Типы подтверждений:</text:p>
          <text:list>
            <text:list-item>
              <text:p text:style-name="P10">Cumulative ACK — подтверждает все данные до определённого байта.</text:p>
            </text:list-item>
            <text:list-item>
              <text:p text:style-name="P10">Selective ACK — подтверждает определённые диапазоны, что важно при больших потерях.</text:p>
            </text:list-item>
          </text:list>
        </text:list-item>
        <text:list-item>
          <text:p text:style-name="P10">Заголовок TCP:</text:p>
          <text:list>
            <text:list-item>
              <text:p text:style-name="P10">Source port, Dest port — порты отправителя и получателя</text:p>
            </text:list-item>
            <text:list-item>
              <text:p text:style-name="P10">Sequence number — номер первого байта</text:p>
            </text:list-item>
            <text:list-item>
              <text:p text:style-name="P10"><text:soft-page-break/>ACK number — ожидаемый следующий байт</text:p>
            </text:list-item>
            <text:list-item>
              <text:p text:style-name="P10">Data offset — размер заголовка</text:p>
            </text:list-item>
            <text:list-item>
              <text:p text:style-name="P10">Flags — SYN, ACK, PSH, RST, FIN, URG и др.</text:p>
            </text:list-item>
            <text:list-item>
              <text:p text:style-name="P10">Window size — размер окна</text:p>
            </text:list-item>
            <text:list-item>
              <text:p text:style-name="P10">Checksum — контрольная сумма</text:p>
            </text:list-item>
            <text:list-item>
              <text:p text:style-name="P10">Urgent pointer, Options (опционально)</text:p>
            </text:list-item>
          </text:list>
        </text:list-item>
        <text:list-item>
          <text:p text:style-name="P10">Ключевые флаги:</text:p>
          <text:list>
            <text:list-item>
              <text:p text:style-name="P10">SYN — начало соединения</text:p>
            </text:list-item>
            <text:list-item>
              <text:p text:style-name="P10">FIN — завершение</text:p>
            </text:list-item>
            <text:list-item>
              <text:p text:style-name="P10">ACK — подтверждение</text:p>
            </text:list-item>
            <text:list-item>
              <text:p text:style-name="P10">RST — сброс соединения</text:p>
            </text:list-item>
            <text:list-item>
              <text:p text:style-name="P10">URG — срочные данные</text:p>
            </text:list-item>
            <text:list-item>
              <text:p text:style-name="P10">PSH — push, немедленная доставка</text:p>
            </text:list-item>
            <text:list-item>
              <text:p text:style-name="P10">CWR/ECE/NS — для работы с перегрузкой</text:p>
            </text:list-item>
          </text:list>
        </text:list-item>
      </text:list>
      <text:p text:style-name="P3"/>
      <text:p text:style-name="P3"><text:span text:style-name="T6">3</text:span><text:span text:style-name="T7">)</text:span> UDP (User Datagram Protocol)</text:p>
      <text:list text:style-name="L3">
        <text:list-item>
          <text:p text:style-name="P11">Что такое:</text:p>
          <text:list>
            <text:list-item>
              <text:p text:style-name="P11">Протокол передачи данных без установления соединения (уровень 4 OSI).</text:p>
            </text:list-item>
            <text:list-item>
              <text:p text:style-name="P11">Не гарантирует доставку, не проверяет порядок, минимальный overhead.</text:p>
            </text:list-item>
            <text:list-item>
              <text:p text:style-name="P11">Быстрее TCP, часто используется для потокового видео, DNS, VoIP.</text:p>
              <text:p text:style-name="P11">-------------------------------------------------------------------------------------------UDP is a lightweight, connectionless protocol (RFC 768). No guarantees of delivery, ordering, or duplicate protection.</text:p>
              <text:p text:style-name="P11">-------------------------------------------------------------------------------------------</text:p>
            </text:list-item>
          </text:list>
        </text:list-item>
        <text:list-item>
          <text:p text:style-name="P11">Структура заголовка UDP:</text:p>
          <text:list>
            <text:list-item>
              <text:p text:style-name="P11">Source port</text:p>
            </text:list-item>
            <text:list-item>
              <text:p text:style-name="P11">Destination port</text:p>
            </text:list-item>
            <text:list-item>
              <text:p text:style-name="P11">Length — длина пакета</text:p>
            </text:list-item>
            <text:list-item>
              <text:p text:style-name="P11">Checksum — контрольная сумма (IPv6 обязательно, в IPv4 опционально)</text:p>
            </text:list-item>
          </text:list>
        </text:list-item>
        <text:list-item>
          <text:p text:style-name="P11">Pseudo Header:</text:p>
          <text:list>
            <text:list-item>
              <text:p text:style-name="P11">Для расчёта контрольной суммы в UDP используется так называемый "псевдозаголовок", в котором дублируются некоторые поля из IP-заголовка (не входит в реальный пакет).</text:p>
            </text:list-item>
          </text:list>
        </text:list-item>
        <text:list-item>
          <text:p text:style-name="P11">Сравнение TCP и UDP:</text:p>
        </text:list-item>
      </text:list>
      <text:p text:style-name="P3"><text:tab/></text:p>
      <table:table table:name="Table6" table:style-name="Table6">
        <table:table-column table:style-name="Table6.A"/>
        <table:table-column table:style-name="Table6.B"/>
        <table:table-row>
          <table:table-cell table:style-name="Table6.A1" office:value-type="string">
            <text:p text:style-name="P5">TCP</text:p>
          </table:table-cell>
          <table:table-cell table:style-name="Table6.B1" office:value-type="string">
            <text:p text:style-name="P5">UDP</text:p>
          </table:table-cell>
        </table:table-row>
        <table:table-row>
          <table:table-cell table:style-name="Table6.A2" office:value-type="string">
            <text:p text:style-name="P1">Reliable</text:p>
          </table:table-cell>
          <table:table-cell table:style-name="Table6.B2" office:value-type="string">
            <text:p text:style-name="P1">Unreliable</text:p>
          </table:table-cell>
        </table:table-row>
        <table:table-row>
          <table:table-cell table:style-name="Table6.A2" office:value-type="string">
            <text:p text:style-name="P1">Ordered</text:p>
          </table:table-cell>
          <table:table-cell table:style-name="Table6.B2" office:value-type="string">
            <text:p text:style-name="P1">Not ordered</text:p>
          </table:table-cell>
        </table:table-row>
        <table:table-row>
          <table:table-cell table:style-name="Table6.A2" office:value-type="string">
            <text:p text:style-name="P1">Heavyweight</text:p>
          </table:table-cell>
          <table:table-cell table:style-name="Table6.B2" office:value-type="string">
            <text:p text:style-name="P1">Lightweight</text:p>
          </table:table-cell>
        </table:table-row>
        <text:soft-page-break/>
        <table:table-row>
          <table:table-cell table:style-name="Table6.A2" office:value-type="string">
            <text:p text:style-name="P1">Stream</text:p>
          </table:table-cell>
          <table:table-cell table:style-name="Table6.B2" office:value-type="string">
            <text:p text:style-name="P1">Datagram</text:p>
          </table:table-cell>
        </table:table-row>
        <table:table-row>
          <table:table-cell table:style-name="Table6.A2" office:value-type="string">
            <text:p text:style-name="P1">End-to-End</text:p>
          </table:table-cell>
          <table:table-cell table:style-name="Table6.B2" office:value-type="string">
            <text:p text:style-name="P1">Broadcast/Multicast ok</text:p>
          </table:table-cell>
        </table:table-row>
        <table:table-row table:style-name="Table6.7">
          <table:table-cell table:style-name="Table6.A2" office:value-type="string">
            <text:p text:style-name="P1">Congestion/flow control</text:p>
          </table:table-cell>
          <table:table-cell table:style-name="Table6.B2" office:value-type="string">
            <text:p text:style-name="P1">Нет контроля перегрузки</text:p>
          </table:table-cell>
        </table:table-row>
      </table:table>
      <text:p text:style-name="P3"/>
      <text:p text:style-name="P3"><text:span text:style-name="T6">4</text:span><text:span text:style-name="T8">)</text:span><text:span text:style-name="T6"> </text:span>ICMP (Internet Control Message Protocol)</text:p>
      <text:list text:style-name="L4">
        <text:list-item>
          <text:p text:style-name="P12">Что такое:</text:p>
          <text:list>
            <text:list-item>
              <text:p text:style-name="P12">Протокол служебных сообщений и диагностики для сетевого уровня (уровень 3 OSI).</text:p>
            </text:list-item>
            <text:list-item>
              <text:p text:style-name="P12">Используется для передачи ошибок и информации о состоянии сети.</text:p>
            </text:list-item>
            <text:list-item>
              <text:p text:style-name="P12">Применяется в ping, traceroute.</text:p>
              <text:p text:style-name="P12">-------------------------------------------------------------------------------------------</text:p>
              <text:p text:style-name="P12">ICMP is a network-layer protocol for error and status messaging, widely used for diagnostics.</text:p>
              <text:p text:style-name="P12">-------------------------------------------------------------------------------------------</text:p>
            </text:list-item>
          </text:list>
        </text:list-item>
        <text:list-item>
          <text:p text:style-name="P12">Структура ICMP-пакета:</text:p>
          <text:list>
            <text:list-item>
              <text:p text:style-name="P12">Type and Code — определяют тип и подтип сообщения</text:p>
            </text:list-item>
            <text:list-item>
              <text:p text:style-name="P12">Checksum — контрольная сумма</text:p>
            </text:list-item>
            <text:list-item>
              <text:p text:style-name="P12">Остальное зависит от типа сообщения (Echo, Unreachable и др.)</text:p>
            </text:list-item>
          </text:list>
        </text:list-item>
        <text:list-item>
          <text:p text:style-name="P12">Типы ICMP-сообщений:</text:p>
          <text:list>
            <text:list-item>
              <text:p text:style-name="P12">0 — Echo reply (ping ответ)</text:p>
            </text:list-item>
            <text:list-item>
              <text:p text:style-name="P12">8 — Echo request (ping запрос)</text:p>
            </text:list-item>
            <text:list-item>
              <text:p text:style-name="P12">3 — Destination unreachable (хост недоступен)</text:p>
            </text:list-item>
            <text:list-item>
              <text:p text:style-name="P12">5 — Redirect (перенаправить по другому маршруту)</text:p>
            </text:list-item>
            <text:list-item>
              <text:p text:style-name="P12">Time Exceeded — время жизни истекло</text:p>
            </text:list-item>
            <text:list-item>
              <text:p text:style-name="P12">Пример:</text:p>
              <text:list>
                <text:list-item>
                  <text:p text:style-name="P12">Если пакет не может быть доставлен (TTL истёк, нет маршрута, запрещён протокол/порт) — отправляется ICMP-ошибка.</text:p>
                </text:list-item>
              </text:list>
            </text:list-item>
          </text:list>
        </text:list-item>
      </text:list>
      <text:p text:style-name="P3"/>
      <text:p text:style-name="P3"><text:span text:style-name="T9">5)</text:span> PORTS (Порты)</text:p>
      <text:list text:style-name="L5">
        <text:list-item>
          <text:p text:style-name="P13">Что такое:</text:p>
          <text:list>
            <text:list-item>
              <text:p text:style-name="P13">Порт — это программная «точка входа/выхода» для сетевого взаимодействия на уровне приложения.</text:p>
            </text:list-item>
            <text:list-item>
              <text:p text:style-name="P13">Каждый порт — это 16-битное число (0–65535).</text:p>
            </text:list-item>
            <text:list-item>
              <text:p text:style-name="P13">Порт всегда указывается в паре с IP-адресом и протоколом (TCP или UDP).</text:p>
              <text:p text:style-name="P13">-------------------------------------------------------------------------------------------Port is a logical endpoint for network communication, identified by a 16-bit number.</text:p>
              <text:p text:style-name="P13">-------------------------------------------------------------------------------------------</text:p>
            </text:list-item>
          </text:list>
        </text:list-item>
        <text:list-item>
          <text:p text:style-name="P13">Типы портов:</text:p>
          <text:list>
            <text:list-item>
              <text:p text:style-name="P13">Well-known ports: 0–1023</text:p>
              <text:list>
                <text:list-item>
                  <text:p text:style-name="P13"><text:soft-page-break/>Зарезервированы для стандартных сервисов и приложений.</text:p>
                </text:list-item>
                <text:list-item>
                  <text:p text:style-name="P13">Примеры: 20,21 (FTP), 22 (SSH), 23 (Telnet), 25 (SMTP), 53 (DNS), 67,68 (DHCP), 80 (HTTP), 443 (HTTPS)</text:p>
                </text:list-item>
              </text:list>
            </text:list-item>
            <text:list-item>
              <text:p text:style-name="P13">Registered ports: 1024–49151</text:p>
              <text:list>
                <text:list-item>
                  <text:p text:style-name="P13">Выдаются IANA для пользовательских сервисов (напр., 3306 MySQL, 5432 PostgreSQL)</text:p>
                </text:list-item>
              </text:list>
            </text:list-item>
            <text:list-item>
              <text:p text:style-name="P13">Ephemeral ports: 49152–65535</text:p>
              <text:list>
                <text:list-item>
                  <text:p text:style-name="P13">Используются для временных соединений, чаще всего операционной системой.</text:p>
                </text:list-item>
              </text:list>
            </text:list-item>
            <text:list-item>
              <text:p text:style-name="P13">Таблица — примеры популярных портов:</text:p>
            </text:list-item>
          </text:list>
        </text:list-item>
      </text:list>
      <table:table table:name="Table7" table:style-name="Table7">
        <table:table-column table:style-name="Table7.A"/>
        <table:table-column table:style-name="Table7.B"/>
        <table:table-column table:style-name="Table7.C"/>
        <table:table-row>
          <table:table-cell table:style-name="Table7.A1" office:value-type="string">
            <text:p text:style-name="P5">Сервис</text:p>
          </table:table-cell>
          <table:table-cell table:style-name="Table7.A1" office:value-type="string">
            <text:p text:style-name="P5">TCP</text:p>
          </table:table-cell>
          <table:table-cell table:style-name="Table7.C1" office:value-type="string">
            <text:p text:style-name="P5">UDP</text:p>
          </table:table-cell>
        </table:table-row>
        <table:table-row>
          <table:table-cell table:style-name="Table7.A2" office:value-type="string">
            <text:p text:style-name="P1">HTTP</text:p>
          </table:table-cell>
          <table:table-cell table:style-name="Table7.A2" office:value-type="string">
            <text:p text:style-name="P4">80</text:p>
          </table:table-cell>
          <table:table-cell table:style-name="Table7.C2" office:value-type="string">
            <text:p text:style-name="P2"/>
          </table:table-cell>
        </table:table-row>
        <table:table-row>
          <table:table-cell table:style-name="Table7.A2" office:value-type="string">
            <text:p text:style-name="P1">HTTPS</text:p>
          </table:table-cell>
          <table:table-cell table:style-name="Table7.A2" office:value-type="string">
            <text:p text:style-name="P4">443</text:p>
          </table:table-cell>
          <table:table-cell table:style-name="Table7.C2" office:value-type="string">
            <text:p text:style-name="P2"/>
          </table:table-cell>
        </table:table-row>
        <table:table-row>
          <table:table-cell table:style-name="Table7.A2" office:value-type="string">
            <text:p text:style-name="P1">FTP</text:p>
          </table:table-cell>
          <table:table-cell table:style-name="Table7.A2" office:value-type="string">
            <text:p text:style-name="P4">20, 21</text:p>
          </table:table-cell>
          <table:table-cell table:style-name="Table7.C2" office:value-type="string">
            <text:p text:style-name="P2"/>
          </table:table-cell>
        </table:table-row>
        <table:table-row>
          <table:table-cell table:style-name="Table7.A2" office:value-type="string">
            <text:p text:style-name="P1">SSH</text:p>
          </table:table-cell>
          <table:table-cell table:style-name="Table7.A2" office:value-type="string">
            <text:p text:style-name="P4">22</text:p>
          </table:table-cell>
          <table:table-cell table:style-name="Table7.C2" office:value-type="string">
            <text:p text:style-name="P2"/>
          </table:table-cell>
        </table:table-row>
        <table:table-row>
          <table:table-cell table:style-name="Table7.A2" office:value-type="string">
            <text:p text:style-name="P1">Telnet</text:p>
          </table:table-cell>
          <table:table-cell table:style-name="Table7.A2" office:value-type="string">
            <text:p text:style-name="P4">23</text:p>
          </table:table-cell>
          <table:table-cell table:style-name="Table7.C2" office:value-type="string">
            <text:p text:style-name="P2"/>
          </table:table-cell>
        </table:table-row>
        <table:table-row>
          <table:table-cell table:style-name="Table7.A2" office:value-type="string">
            <text:p text:style-name="P1">SMTP</text:p>
          </table:table-cell>
          <table:table-cell table:style-name="Table7.A2" office:value-type="string">
            <text:p text:style-name="P4">25</text:p>
          </table:table-cell>
          <table:table-cell table:style-name="Table7.C2" office:value-type="string">
            <text:p text:style-name="P2"/>
          </table:table-cell>
        </table:table-row>
        <table:table-row>
          <table:table-cell table:style-name="Table7.A2" office:value-type="string">
            <text:p text:style-name="P1">DNS</text:p>
          </table:table-cell>
          <table:table-cell table:style-name="Table7.A2" office:value-type="string">
            <text:p text:style-name="P4">53</text:p>
          </table:table-cell>
          <table:table-cell table:style-name="Table7.C2" office:value-type="string">
            <text:p text:style-name="P4">53</text:p>
          </table:table-cell>
        </table:table-row>
        <table:table-row>
          <table:table-cell table:style-name="Table7.A2" office:value-type="string">
            <text:p text:style-name="P1">DHCP</text:p>
          </table:table-cell>
          <table:table-cell table:style-name="Table7.A2" office:value-type="string">
            <text:p text:style-name="P4">67, 68</text:p>
          </table:table-cell>
          <table:table-cell table:style-name="Table7.C2" office:value-type="string">
            <text:p text:style-name="P4">67, 68</text:p>
          </table:table-cell>
        </table:table-row>
        <table:table-row>
          <table:table-cell table:style-name="Table7.A2" office:value-type="string">
            <text:p text:style-name="P1">POP3</text:p>
          </table:table-cell>
          <table:table-cell table:style-name="Table7.A2" office:value-type="string">
            <text:p text:style-name="P4">110</text:p>
          </table:table-cell>
          <table:table-cell table:style-name="Table7.C2" office:value-type="string">
            <text:p text:style-name="P2"/>
          </table:table-cell>
        </table:table-row>
        <table:table-row>
          <table:table-cell table:style-name="Table7.A2" office:value-type="string">
            <text:p text:style-name="P1">IMAP<text:tab/>143</text:p>
          </table:table-cell>
          <table:table-cell table:style-name="Table7.A2" office:value-type="string">
            <text:p text:style-name="P4">143</text:p>
          </table:table-cell>
          <table:table-cell table:style-name="Table7.C2" office:value-type="string">
            <text:p text:style-name="P2"/>
          </table:table-cell>
        </table:table-row>
      </table:table>
      <text:p text:style-name="P3"/>
      <text:p text:style-name="P3"><text:span text:style-name="T9">6) </text:span>Краткий вывод:</text:p>
      <text:list text:style-name="L6">
        <text:list-item>
          <text:p text:style-name="P14">ARP — узнаёт, какой MAC у IP-адреса внутри сегмента.</text:p>
        </text:list-item>
        <text:list-item>
          <text:p text:style-name="P14">TCP — надёжная доставка с подтверждением, соединение.</text:p>
        </text:list-item>
        <text:list-item>
          <text:p text:style-name="P14">UDP — быстрая передача без гарантий, подходит для стриминга/голоса.</text:p>
        </text:list-item>
        <text:list-item>
          <text:p text:style-name="P14">ICMP — диагностика, ошибки (ping, unreachable, TTL).</text:p>
        </text:list-item>
        <text:list-item>
          <text:p text:style-name="P14">Порты — программные точки подключения, отделяют сервисы друг от друга.</text:p>
        </text:list-item>
      </text:list>
      <text:p text:style-name="P7"><text:span text:style-name="T1"/></text:p>
      <text:p text:style-name="P37"><text:span text:style-name="T1">🟢 </text:span><text:span text:style-name="T4">Concept of Subnetting</text:span></text:p>
      <text:p text:style-name="P7"><text:span text:style-name="T1"/></text:p>
      <text:p text:style-name="P7"><text:span text:style-name="T4">1)</text:span><text:span text:style-name="T1"> Classful Networks (Классовые сети)</text:span></text:p>
      <text:list text:style-name="L7">
        <text:list-item>
          <text:p text:style-name="P34"><text:span text:style-name="T2">Ч</text:span><text:span text:style-name="T1">то это:</text:span></text:p>
          <text:list>
            <text:list-item>
              <text:p text:style-name="P15">В самом начале, когда придумывали IPv4, никто не знал, сколько нужно будет адресов для разных организаций. Чтобы “не париться” с подсчётами, ввели классы: каждому диапазону IP-адресов сразу прописали, сколько хостов можно подключить.</text:p>
            </text:list-item>
            <text:list-item>
              <text:p text:style-name="P15">Почему так делали?</text:p>
              <text:list>
                <text:list-item>
                  <text:p text:style-name="P15"><text:soft-page-break/>Всё было просто: смотришь на первый байт IP — и сразу знаешь, это класс А, В или С. Например: тебе нужна крупная сеть? Получаешь класс А (огромный диапазон). Маленькая — получаешь класс С.</text:p>
                </text:list-item>
                <text:list-item>
                  <text:p text:style-name="P15">Сколько было классов, для чего они:</text:p>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6">Класс</text:p>
          </table:table-cell>
          <table:table-cell table:style-name="Table8.A1" office:value-type="string">
            <text:p text:style-name="P6">Диапазон первого байта</text:p>
          </table:table-cell>
          <table:table-cell table:style-name="Table8.A1" office:value-type="string">
            <text:p text:style-name="P6">Сетей</text:p>
          </table:table-cell>
          <table:table-cell table:style-name="Table8.A1" office:value-type="string">
            <text:p text:style-name="P6">Хостов в сети</text:p>
          </table:table-cell>
          <table:table-cell table:style-name="Table8.E1" office:value-type="string">
            <text:p text:style-name="P6">Для чего использовали</text:p>
          </table:table-cell>
        </table:table-row>
        <table:table-row>
          <table:table-cell table:style-name="Table8.A2" office:value-type="string">
            <text:p text:style-name="P1">A</text:p>
          </table:table-cell>
          <table:table-cell table:style-name="Table8.A2" office:value-type="string">
            <text:p text:style-name="P1">0–127</text:p>
          </table:table-cell>
          <table:table-cell table:style-name="Table8.A2" office:value-type="string">
            <text:p text:style-name="P1">128</text:p>
          </table:table-cell>
          <table:table-cell table:style-name="Table8.A2" office:value-type="string">
            <text:p text:style-name="P1">16 777 214</text:p>
          </table:table-cell>
          <table:table-cell table:style-name="Table8.E2" office:value-type="string">
            <text:p text:style-name="P1">Огромные корпорации, провайдеры</text:p>
          </table:table-cell>
        </table:table-row>
        <table:table-row>
          <table:table-cell table:style-name="Table8.A2" office:value-type="string">
            <text:p text:style-name="P1">B</text:p>
          </table:table-cell>
          <table:table-cell table:style-name="Table8.A2" office:value-type="string">
            <text:p text:style-name="P1">128–191</text:p>
          </table:table-cell>
          <table:table-cell table:style-name="Table8.A2" office:value-type="string">
            <text:p text:style-name="P1">16 384</text:p>
          </table:table-cell>
          <table:table-cell table:style-name="Table8.A2" office:value-type="string">
            <text:p text:style-name="P1">65 534</text:p>
          </table:table-cell>
          <table:table-cell table:style-name="Table8.E2" office:value-type="string">
            <text:p text:style-name="P1">Средние компании, универы</text:p>
          </table:table-cell>
        </table:table-row>
        <table:table-row>
          <table:table-cell table:style-name="Table8.A2" office:value-type="string">
            <text:p text:style-name="P1">C</text:p>
          </table:table-cell>
          <table:table-cell table:style-name="Table8.A2" office:value-type="string">
            <text:p text:style-name="P1">192–223</text:p>
          </table:table-cell>
          <table:table-cell table:style-name="Table8.A2" office:value-type="string">
            <text:p text:style-name="P1">2 млн</text:p>
          </table:table-cell>
          <table:table-cell table:style-name="Table8.A2" office:value-type="string">
            <text:p text:style-name="P1">254</text:p>
          </table:table-cell>
          <table:table-cell table:style-name="Table8.E2" office:value-type="string">
            <text:p text:style-name="P1">Маленькие сети, офисы</text:p>
          </table:table-cell>
        </table:table-row>
        <table:table-row>
          <table:table-cell table:style-name="Table8.A2" office:value-type="string">
            <text:p text:style-name="P1">D</text:p>
          </table:table-cell>
          <table:table-cell table:style-name="Table8.A2" office:value-type="string">
            <text:p text:style-name="P1">224–239</text:p>
          </table:table-cell>
          <table:table-cell table:style-name="Table8.A2" office:value-type="string">
            <text:p text:style-name="P1">—</text:p>
          </table:table-cell>
          <table:table-cell table:style-name="Table8.A2" office:value-type="string">
            <text:p text:style-name="P1">—</text:p>
          </table:table-cell>
          <table:table-cell table:style-name="Table8.E2" office:value-type="string">
            <text:p text:style-name="P1">Multicast (рассылка сразу многим)</text:p>
          </table:table-cell>
        </table:table-row>
        <table:table-row>
          <table:table-cell table:style-name="Table8.A2" office:value-type="string">
            <text:p text:style-name="P1">E</text:p>
          </table:table-cell>
          <table:table-cell table:style-name="Table8.A2" office:value-type="string">
            <text:p text:style-name="P1">240–255</text:p>
          </table:table-cell>
          <table:table-cell table:style-name="Table8.A2" office:value-type="string">
            <text:p text:style-name="P1">—</text:p>
          </table:table-cell>
          <table:table-cell table:style-name="Table8.A2" office:value-type="string">
            <text:p text:style-name="P1">—</text:p>
          </table:table-cell>
          <table:table-cell table:style-name="Table8.E2" office:value-type="string">
            <text:p text:style-name="P1">Резерв, эксперименты</text:p>
          </table:table-cell>
        </table:table-row>
      </table:table>
      <text:list text:style-name="L8">
        <text:list-item>
          <text:list>
            <text:list-item>
              <text:p text:style-name="P35"><text:span text:style-name="T1">Примеры</text:span><text:span text:style-name="T3">:</text:span></text:p>
              <text:list>
                <text:list-item>
                  <text:p text:style-name="P16">Класс A:</text:p>
                  <text:list>
                    <text:list-item>
                      <text:p text:style-name="P16">10.0.0.0 — это класс А (сеть 10, хосты любые)</text:p>
                    </text:list-item>
                    <text:list-item>
                      <text:p text:style-name="P16">127.0.0.1 — тоже класс А, но спец. адрес (loopback)</text:p>
                    </text:list-item>
                  </text:list>
                </text:list-item>
                <text:list-item>
                  <text:p text:style-name="P16">Класс B:</text:p>
                  <text:list>
                    <text:list-item>
                      <text:p text:style-name="P16">172.16.0.0 — класс В</text:p>
                    </text:list-item>
                  </text:list>
                </text:list-item>
                <text:list-item>
                  <text:p text:style-name="P16">Класс C:</text:p>
                  <text:list>
                    <text:list-item>
                      <text:p text:style-name="P16">192.168.1.0 — класс С (очень популярная “домашняя” сеть)</text:p>
                    </text:list-item>
                  </text:list>
                </text:list-item>
              </text:list>
            </text:list-item>
            <text:list-item>
              <text:p text:style-name="P16">Как определялись классы?</text:p>
              <text:list>
                <text:list-item>
                  <text:p text:style-name="P16">По первым битам IP (это можно увидеть в двоичной записи):</text:p>
                  <text:list>
                    <text:list-item>
                      <text:p text:style-name="P16">Класс A — начинается с 0 (0xxxxxxx)</text:p>
                    </text:list-item>
                    <text:list-item>
                      <text:p text:style-name="P16">Класс B — начинается с 10 (10xxxxxx)</text:p>
                    </text:list-item>
                    <text:list-item>
                      <text:p text:style-name="P16">Класс C — начинается с 110 (110xxxxx)</text:p>
                    </text:list-item>
                    <text:list-item>
                      <text:p text:style-name="P16">D — 1110</text:p>
                    </text:list-item>
                    <text:list-item>
                      <text:p text:style-name="P16">E — 1111</text:p>
                    </text:list-item>
                  </text:list>
                </text:list-item>
              </text:list>
            </text:list-item>
          </text:list>
        </text:list-item>
      </text:list>
      <text:p text:style-name="P7"><text:span text:style-name="T1"/></text:p>
      <text:p text:style-name="P7"><text:span text:style-name="T4">2)</text:span><text:span text:style-name="T1"> CIDR (Classless Inter-Domain Routing, бесклассовая адресация)</text:span></text:p>
      <text:list text:style-name="L9">
        <text:list-item>
          <text:p text:style-name="P17">Что такое:</text:p>
          <text:list>
            <text:list-item>
              <text:p text:style-name="P17">Раньше IP-адреса выдавали по классам (A/B/C), и это было неэффективно: у многих организаций оставалось слишком много неиспользованных адресов, а кому-то, наоборот, не хватало.</text:p>
            </text:list-item>
            <text:list-item>
              <text:p text:style-name="P17">В 1993 году появился стандарт CIDR, который позволил делить адресное пространство гибко и по-умному, а не кусками “по классам”.</text:p>
            </text:list-item>
            <text:list-item>
              <text:p text:style-name="P17">Как выглядит адрес в CIDR. IP-адрес пишется вместе с “префиксом” через слэш:</text:p>
              <text:list>
                <text:list-item>
                  <text:p text:style-name="P17">192.168.1.0/24</text:p>
                </text:list-item>
                <text:list-item>
                  <text:p text:style-name="P17">Префикс (число после слэша) говорит: сколько бит адреса — это сеть, а сколько — можно использовать для хостов.</text:p>
                </text:list-item>
              </text:list>
            </text:list-item>
          </text:list>
        </text:list-item>
        <text:list-item>
          <text:p text:style-name="P17"><text:soft-page-break/>Пример:</text:p>
          <text:list>
            <text:list-item>
              <text:p text:style-name="P17">— /24 (255.255.255.0) — классический “маленький офис”, 254 хоста.</text:p>
            </text:list-item>
            <text:list-item>
              <text:p text:style-name="P17">— /21 (255.255.248.0) — больше хостов, меньше сетей.</text:p>
            </text:list-item>
            <text:list-item>
              <text:p text:style-name="P17">— /11 (255.224.0.0) — очень большая сеть.</text:p>
            </text:list-item>
          </text:list>
        </text:list-item>
        <text:list-item>
          <text:p text:style-name="P17">Главные фишки CIDR</text:p>
          <text:list>
            <text:list-item>
              <text:p text:style-name="P17">Гибкость:</text:p>
            </text:list-item>
            <text:list-item>
              <text:p text:style-name="P17">Ты сам выбираешь, сколько нужно адресов под сеть, и не “переплачиваешь” за лишние.</text:p>
            </text:list-item>
            <text:list-item>
              <text:p text:style-name="P17">Экономия. Всякие “дырки” между сетями исчезают, адресов тратится ровно столько, сколько надо.</text:p>
            </text:list-item>
            <text:list-item>
              <text:p text:style-name="P17">VLSM (Variable Length Subnet Masking) — можно строить подсети разной длины внутри одной организации (например, один департамент получает сеть /25, другой — /27).</text:p>
            </text:list-item>
            <text:list-item>
              <text:p text:style-name="P17">Агрегация маршрутов — маршрутизаторы видят не миллион отдельных маленьких сетей, а один большой блок (уменьшает таблицы маршрутизации, ускоряет работу Интернета).</text:p>
            </text:list-item>
          </text:list>
        </text:list-item>
        <text:list-item>
          <text:p text:style-name="P17">Примеры для понимания</text:p>
          <text:list>
            <text:list-item>
              <text:p text:style-name="P17">У тебя 100 сотрудников? — Можно взять сеть /25 (126 хостов — хватит, а не лишние 254, как в /24).</text:p>
            </text:list-item>
            <text:list-item>
              <text:p text:style-name="P17">Нужно сеть для видеонаблюдения, где 20 камер? — /27 (30 хостов), а не целую /24.</text:p>
            </text:list-item>
            <text:list-item>
              <text:p text:style-name="P17">Для дата-центра или крупного оператора можно “отрезать” целую /16, /13, или даже /11.</text:p>
            </text:list-item>
          </text:list>
        </text:list-item>
        <text:list-item>
          <text:p text:style-name="P17">Вывод:</text:p>
          <text:list>
            <text:list-item>
              <text:p text:style-name="P17">CIDR — это основа всех современных сетей.</text:p>
            </text:list-item>
            <text:list-item>
              <text:p text:style-name="P17">Ты указываешь, сколько бит — сеть, а сколько — хосты, и можешь “нарезать” пространство максимально эффективно, под любые задачи.</text:p>
            </text:list-item>
          </text:list>
        </text:list-item>
      </text:list>
      <text:p text:style-name="P7"><text:span text:style-name="T1"/></text:p>
      <text:p text:style-name="P7"><text:span text:style-name="T4">3) </text:span><text:span text:style-name="T1">Маска сети (Network Mask)</text:span></text:p>
      <text:list text:style-name="L10">
        <text:list-item>
          <text:p text:style-name="P18">Что такое:</text:p>
          <text:list>
            <text:list-item>
              <text:p text:style-name="P18">Маска — это “шаблон”, который показывает, где заканчивается адрес сети и начинается адрес устройства (хоста) в IP-адресе.</text:p>
            </text:list-item>
            <text:list-item>
              <text:p text:style-name="P18">Маска определяет, сколько бит в IP-адресе — это сеть, а сколько — это хосты.</text:p>
            </text:list-item>
          </text:list>
        </text:list-item>
        <text:list-item>
          <text:p text:style-name="P18">Как выглядит маска</text:p>
          <text:list>
            <text:list-item>
              <text:p text:style-name="P18">Может быть записана в виде четырёх чисел (десятичная форма):</text:p>
              <text:list>
                <text:list-item>
                  <text:p text:style-name="P18">— 255.255.255.0</text:p>
                </text:list-item>
                <text:list-item>
                  <text:p text:style-name="P18">— 255.255.240.0</text:p>
                </text:list-item>
                <text:list-item>
                  <text:p text:style-name="P18">— 255.255.255.252</text:p>
                </text:list-item>
              </text:list>
            </text:list-item>
            <text:list-item>
              <text:p text:style-name="P18">Или в виде префикса (slash notation):</text:p>
              <text:list>
                <text:list-item>
                  <text:p text:style-name="P18">— /24 (значит, 24 бита — это сеть)</text:p>
                </text:list-item>
                <text:list-item>
                  <text:p text:style-name="P18">— /20, /30 и т. д.</text:p>
                </text:list-item>
              </text:list>
            </text:list-item>
          </text:list>
        </text:list-item>
        <text:list-item>
          <text:p text:style-name="P18"><text:soft-page-break/>Маска “разделяет” IP-адрес на две части: </text:p>
          <text:list>
            <text:list-item>
              <text:p text:style-name="P18">Сетевая часть — для определения, к какой сети принадлежит адрес (например, “офис 1”, “отдел продаж”).</text:p>
            </text:list-item>
            <text:list-item>
              <text:p text:style-name="P18">Хостовая часть — уникальна для каждого устройства внутри этой сети (например, компьютер 1, принтер 2).</text:p>
            </text:list-item>
          </text:list>
        </text:list-item>
        <text:list-item>
          <text:p text:style-name="P18">Пример:</text:p>
          <text:list>
            <text:list-item>
              <text:p text:style-name="P18">IP-адрес: 192.168.1.15 Маска: 255.255.255.0 (или /24). Это значит:</text:p>
              <text:list>
                <text:list-item>
                  <text:p text:style-name="P18">— первые 24 бита (три октета) — это сеть (192.168.1.),</text:p>
                </text:list-item>
                <text:list-item>
                  <text:p text:style-name="P18">— последние 8 бит — для хостов (от 1 до 254).</text:p>
                </text:list-item>
              </text:list>
            </text:list-item>
            <text:list-item>
              <text:p text:style-name="P18">Как вычислить маску в двоичном виде</text:p>
              <text:list>
                <text:list-item>
                  <text:p text:style-name="P18">255.255.255.0→ 11111111.11111111.11111111.00000000→ первые 24 единицы — сеть, 8 нулей — хосты </text:p>
                </text:list-item>
                <text:list-item>
                  <text:p text:style-name="P18">255.255.240.0 11111111.11111111.11110000.00000000→ 20 единиц — сеть, 12 нулей — хосты</text:p>
                </text:list-item>
              </text:list>
            </text:list-item>
          </text:list>
        </text:list-item>
        <text:list-item>
          <text:p text:style-name="P18">Почему важно знать маску</text:p>
          <text:list>
            <text:list-item>
              <text:p text:style-name="P18">Без маски ты не поймёшь, “свои” это устройства или чужие (одна сеть или нет).</text:p>
            </text:list-item>
            <text:list-item>
              <text:p text:style-name="P18">Для разделения большой сети на много маленьких (subnetting) нужна правильная маска.</text:p>
            </text:list-item>
            <text:list-item>
              <text:p text:style-name="P18">От маски зависит, сколько устройств можно подключить к сети (чем больше “нулей” — тем больше хостов).</text:p>
            </text:list-item>
          </text:list>
        </text:list-item>
        <text:list-item>
          <text:p text:style-name="P18">На практике:</text:p>
          <text:list>
            <text:list-item>
              <text:p text:style-name="P18">В настройках сети роутера/сервера всегда указываешь маску — Обычно в локальных сетях это 255.255.255.0 (254 устройства)— Для малых/очень малых сетей могут быть маски типа 255.255.255.240 (/28 — 14 устройств), 255.255.255.252 (/30 — только 2 устройства, удобно для соединений “точка-точка”).</text:p>
            </text:list-item>
          </text:list>
        </text:list-item>
      </text:list>
      <text:p text:style-name="P7"><text:span text:style-name="T4">4)</text:span><text:span text:style-name="T1"> Subnetting (Подсети)</text:span></text:p>
      <text:list text:style-name="L11">
        <text:list-item>
          <text:p text:style-name="P19">Subnetting — это процесс деления одной большой IP-сети на несколько меньших подсетей.</text:p>
        </text:list-item>
        <text:list-item>
          <text:p text:style-name="P19">Основная цель — повысить эффективность использования адресов, повысить безопасность, оптимизировать маршрутизацию внутри организации.</text:p>
        </text:list-item>
        <text:list-item>
          <text:p text:style-name="P19">Зачем делают subnetting:</text:p>
          <text:list>
            <text:list-item>
              <text:p text:style-name="P19">Лучшее использование адресного пространства: не все организации используют всю “выданную” сеть целиком.</text:p>
            </text:list-item>
            <text:list-item>
              <text:p text:style-name="P19">Изоляция отделов/подразделений: каждый департамент может иметь свою подсеть.</text:p>
            </text:list-item>
            <text:list-item>
              <text:p text:style-name="P19">Упрощение управления сетью: проще находить и устранять проблемы, легче применять политики безопасности.</text:p>
            </text:list-item>
            <text:list-item>
              <text:p text:style-name="P19">Снижение размера широковещательного домена: уменьшает количество устройств, получающих broadcast, и тем самым — количество конфликтов.</text:p>
            </text:list-item>
          </text:list>
        </text:list-item>
        <text:list-item>
          <text:p text:style-name="P19">Ключевые параметры подсети:</text:p>
          <text:list>
            <text:list-item>
              <text:p text:style-name="P19"><text:soft-page-break/>Network ID (Network Address):</text:p>
              <text:list>
                <text:list-item>
                  <text:p text:style-name="P19">Первый адрес в диапазоне, идентификатор самой подсети.</text:p>
                </text:list-item>
                <text:list-item>
                  <text:p text:style-name="P19">Например, для 192.168.10.0/24 — network ID = 192.168.10.0</text:p>
                </text:list-item>
              </text:list>
            </text:list-item>
            <text:list-item>
              <text:p text:style-name="P19">CIDR/Mask:</text:p>
              <text:list>
                <text:list-item>
                  <text:p text:style-name="P19">Записывается как /24, /28 и т.д. или в виде маски 255.255.255.0.</text:p>
                </text:list-item>
                <text:list-item>
                  <text:p text:style-name="P19">Определяет, сколько адресов в подсети и какие адреса к ней относятся.</text:p>
                </text:list-item>
              </text:list>
            </text:list-item>
            <text:list-item>
              <text:p text:style-name="P19">Broadcast Address:</text:p>
              <text:list>
                <text:list-item>
                  <text:p text:style-name="P19">Последний адрес в диапазоне — используется для рассылки пакетов всем устройствам в подсети.</text:p>
                </text:list-item>
                <text:list-item>
                  <text:p text:style-name="P19">Для 192.168.10.0/24 — 192.168.10.255</text:p>
                </text:list-item>
              </text:list>
            </text:list-item>
            <text:list-item>
              <text:p text:style-name="P19">First Host IP:</text:p>
              <text:list>
                <text:list-item>
                  <text:p text:style-name="P19">Первый пригодный для использования IP (обычно на 1 больше network ID).</text:p>
                </text:list-item>
                <text:list-item>
                  <text:p text:style-name="P19">Для 192.168.10.0/24 — 192.168.10.1</text:p>
                </text:list-item>
              </text:list>
            </text:list-item>
            <text:list-item>
              <text:p text:style-name="P19">Last Host IP:</text:p>
              <text:list>
                <text:list-item>
                  <text:p text:style-name="P19">Последний пригодный для использования IP (на 1 меньше broadcast).</text:p>
                </text:list-item>
                <text:list-item>
                  <text:p text:style-name="P19">Для 192.168.10.0/24 — 192.168.10.254</text:p>
                </text:list-item>
              </text:list>
            </text:list-item>
            <text:list-item>
              <text:p text:style-name="P19">Number of Hosts:</text:p>
              <text:list>
                <text:list-item>
                  <text:p text:style-name="P19">Сколько устройств можно подключить к подсети.</text:p>
                </text:list-item>
                <text:list-item>
                  <text:p text:style-name="P19">Формула: 2^(32-N) – 2, где N — количество бит в префиксе (например, /24 → N=24).</text:p>
                </text:list-item>
                <text:list-item>
                  <text:p text:style-name="P19">Пример: /24 — 254 хоста; /28 — 14 хостов.</text:p>
                </text:list-item>
              </text:list>
            </text:list-item>
            <text:list-item>
              <text:p text:style-name="P19">Next Network ID:</text:p>
              <text:list>
                <text:list-item>
                  <text:p text:style-name="P19">Начало следующей подсети в том же диапазоне.</text:p>
                </text:list-item>
                <text:list-item>
                  <text:p text:style-name="P19">Например, после 192.168.10.0/24 — следующая подсеть будет 192.168.11.0/24.</text:p>
                </text:list-item>
              </text:list>
            </text:list-item>
            <text:list-item>
              <text:p text:style-name="P19">На практике:</text:p>
              <text:list>
                <text:list-item>
                  <text:p text:style-name="P19">Часто встречается задача “разбить” офисную сеть на подсети по отделам (например, /26 для бухгалтерии, /28 для видеонаблюдения, /27 для Wi-Fi).</text:p>
                </text:list-item>
                <text:list-item>
                  <text:p text:style-name="P19">Subnetting помогает строить иерархическую структуру сети (core/access/edge).</text:p>
                </text:list-item>
                <text:list-item>
                  <text:p text:style-name="P19">Маска и network ID используются во всех маршрутизаторах и правилах фаервола.</text:p>
                </text:list-item>
              </text:list>
            </text:list-item>
          </text:list>
        </text:list-item>
      </text:list>
      <text:p text:style-name="P7"><text:span text:style-name="T1"/></text:p>
      <text:p text:style-name="P3"><text:span text:style-name="T6">5) </text:span>Private Networks (Приватные сети, RFC 1918)</text:p>
      <text:list text:style-name="L12">
        <text:list-item>
          <text:p text:style-name="P20">Что такое:</text:p>
          <text:list>
            <text:list-item>
              <text:p text:style-name="P20">Private (частные, приватные) сети — это специальные диапазоны IPv4-адресов, которые не используются в глобальном интернете, а предназначены только для внутреннего применения: в организациях, офисах, дата-центрах, дома. Такие <text:soft-page-break/>адреса не маршрутизируются через публичные маршрутизаторы в интернете (Internet backbone).</text:p>
            </text:list-item>
          </text:list>
        </text:list-item>
        <text:list-item>
          <text:p text:style-name="P20">Диапазоны приватных сетей по RFC 1918:</text:p>
        </text:list-item>
      </text:list>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5">Диапазон</text:p>
          </table:table-cell>
          <table:table-cell table:style-name="Table9.A1" office:value-type="string">
            <text:p text:style-name="P5">Префикс (CIDR)<text:tab/></text:p>
          </table:table-cell>
          <table:table-cell table:style-name="Table9.A1" office:value-type="string">
            <text:p text:style-name="P5">Количество адресов</text:p>
          </table:table-cell>
          <table:table-cell table:style-name="Table9.D1" office:value-type="string">
            <text:p text:style-name="P5">Где обычно используется</text:p>
          </table:table-cell>
        </table:table-row>
        <table:table-row>
          <table:table-cell table:style-name="Table9.A2" office:value-type="string">
            <text:p text:style-name="P1">10.0.0.0</text:p>
          </table:table-cell>
          <table:table-cell table:style-name="Table9.A2" office:value-type="string">
            <text:p text:style-name="P1">/8</text:p>
          </table:table-cell>
          <table:table-cell table:style-name="Table9.A2" office:value-type="string">
            <text:p text:style-name="P1">~16 млн</text:p>
          </table:table-cell>
          <table:table-cell table:style-name="Table9.D2" office:value-type="string">
            <text:p text:style-name="P1">Крупные сети, дата-центры</text:p>
          </table:table-cell>
        </table:table-row>
        <table:table-row>
          <table:table-cell table:style-name="Table9.A2" office:value-type="string">
            <text:p text:style-name="P1">172.16.0.0<text:tab/></text:p>
          </table:table-cell>
          <table:table-cell table:style-name="Table9.A2" office:value-type="string">
            <text:p text:style-name="P1">/12</text:p>
          </table:table-cell>
          <table:table-cell table:style-name="Table9.A2" office:value-type="string">
            <text:p text:style-name="P1">~1 млн</text:p>
          </table:table-cell>
          <table:table-cell table:style-name="Table9.D2" office:value-type="string">
            <text:p text:style-name="P1">Средние сети, филиалы</text:p>
          </table:table-cell>
        </table:table-row>
        <table:table-row>
          <table:table-cell table:style-name="Table9.A2" office:value-type="string">
            <text:p text:style-name="P1">192.168.0.0</text:p>
          </table:table-cell>
          <table:table-cell table:style-name="Table9.A2" office:value-type="string">
            <text:p text:style-name="P1">/16</text:p>
          </table:table-cell>
          <table:table-cell table:style-name="Table9.A2" office:value-type="string">
            <text:p text:style-name="P1">~65 тыс</text:p>
          </table:table-cell>
          <table:table-cell table:style-name="Table9.D2" office:value-type="string">
            <text:p text:style-name="P1">Малые/домашние сети</text:p>
          </table:table-cell>
        </table:table-row>
      </table:table>
      <text:list text:style-name="L13">
        <text:list-item>
          <text:list>
            <text:list-item>
              <text:p text:style-name="P21">Пример адреса: 192.168.1.100 (почти в каждом доме/офисе такой встречается)</text:p>
            </text:list-item>
            <text:list-item>
              <text:p text:style-name="P21">Пример маски: 255.255.255.0 (часто для 192.168.1.0/24)</text:p>
            </text:list-item>
          </text:list>
        </text:list-item>
        <text:list-item>
          <text:p text:style-name="P21">Почему их ввели (зачем нужны):</text:p>
          <text:list>
            <text:list-item>
              <text:p text:style-name="P21">В начале интернет-эры у каждого устройства мог быть уникальный “белый” адрес — но их быстро стало не хватать.</text:p>
            </text:list-item>
            <text:list-item>
              <text:p text:style-name="P21">Приватные сети позволяют экономить глобальные (публичные) IP-адреса — одна организация может внутри использовать хоть миллионы приватных адресов, а наружу выходить только через 1-2 публичных.</text:p>
            </text:list-item>
            <text:list-item>
              <text:p text:style-name="P21">Всё общение между такими адресами происходит только внутри одной сети (например, внутри компании).</text:p>
            </text:list-item>
          </text:list>
        </text:list-item>
        <text:list-item>
          <text:p text:style-name="P21">Преимущества приватных сетей:</text:p>
          <text:list>
            <text:list-item>
              <text:p text:style-name="P21">Экономия глобальных IP: </text:p>
              <text:list>
                <text:list-item>
                  <text:p text:style-name="P21">На один внешний адрес можно “спрятать” тысячи внутренних устройств (через NAT).</text:p>
                </text:list-item>
              </text:list>
            </text:list-item>
            <text:list-item>
              <text:p text:style-name="P21">Безопасность:</text:p>
              <text:list>
                <text:list-item>
                  <text:p text:style-name="P21">С интернета нельзя напрямую подключиться к приватному адресу (маршрутизаторы “отрезают” такие пакеты).</text:p>
                </text:list-item>
                <text:list-item>
                  <text:p text:style-name="P21">Защита от сканирования и прямых атак.</text:p>
                </text:list-item>
              </text:list>
            </text:list-item>
            <text:list-item>
              <text:p text:style-name="P21">Гибкость:</text:p>
              <text:list>
                <text:list-item>
                  <text:p text:style-name="P21">Внутри компании можно делить сеть как угодно (subnetting), нет ограничений по топологии.</text:p>
                </text:list-item>
                <text:list-item>
                  <text:p text:style-name="P21">Можно свободно назначать адреса для серверов, камер, принтеров, не думая о конфликте с внешним миром.</text:p>
                </text:list-item>
              </text:list>
            </text:list-item>
            <text:list-item>
              <text:p text:style-name="P21">Особенности и правила:</text:p>
              <text:list>
                <text:list-item>
                  <text:p text:style-name="P21">Для выхода из частной сети в интернет используется NAT (Network Address Translation) — маршрутизатор подменяет адреса.</text:p>
                </text:list-item>
                <text:list-item>
                  <text:p text:style-name="P21">Если попытаться напрямую “пингануть” или обратиться к приватному IP из интернета — пакеты просто отбросятся.</text:p>
                </text:list-item>
                <text:list-item>
                  <text:p text:style-name="P21">Один и тот же приватный диапазон можно использовать в разных организациях параллельно (нет конфликта), но внутри одной организации адреса должны быть уникальны.</text:p>
                </text:list-item>
              </text:list>
            </text:list-item>
            <text:list-item>
              <text:p text:style-name="P21"><text:soft-page-break/>Пример из жизни:</text:p>
              <text:list>
                <text:list-item>
                  <text:p text:style-name="P21">Ты подключаешься дома к Wi-Fi, получаешь IP 192.168.0.55. Все твои устройства “видят” друг друга по этим адресам. Когда ты открываешь сайт, роутер заменяет твой приватный адрес на свой публичный — интернет-ресурсы не знают, что у тебя внутри 192.168.x.x.</text:p>
                </text:list-item>
              </text:list>
            </text:list-item>
          </text:list>
        </text:list-item>
      </text:list>
      <text:p text:style-name="P7"><text:span text:style-name="T1"/></text:p>
      <text:p text:style-name="P3"><text:span text:style-name="T6">6)</text:span> FLSM и VLSM</text:p>
      <text:list text:style-name="L14">
        <text:list-item>
          <text:p text:style-name="P22">Что такое FLSM (Fixed Length Subnet Mask):</text:p>
          <text:list>
            <text:list-item>
              <text:p text:style-name="P22">FLSM — метод деления сети, при котором все подсети имеют одну и ту же длину маски.</text:p>
            </text:list-item>
            <text:list-item>
              <text:p text:style-name="P22">Это значит, что каждая подсеть будет одинакового размера — одинаковое число IP-адресов, одинаковая маска (например, все подсети /27 или все /24).</text:p>
            </text:list-item>
            <text:list-item>
              <text:p text:style-name="P22">FLSM был популярен в начале эпохи IP, когда вычисления вручную были проще, если все сети — одинаковые.</text:p>
            </text:list-item>
            <text:list-item>
              <text:p text:style-name="P22">Плюсы:</text:p>
              <text:list>
                <text:list-item>
                  <text:p text:style-name="P22">Простота расчёта и настройки.</text:p>
                </text:list-item>
                <text:list-item>
                  <text:p text:style-name="P22">Легко автоматизировать раздачу, стандартизировать схемы.</text:p>
                </text:list-item>
              </text:list>
            </text:list-item>
            <text:list-item>
              <text:p text:style-name="P22">Минусы:</text:p>
              <text:list>
                <text:list-item>
                  <text:p text:style-name="P22">Очень неэффективно по расходу адресов!</text:p>
                </text:list-item>
                <text:list-item>
                  <text:p text:style-name="P22">Если одному отделу нужно 10 IP, другому — 40, а всем дают по 32 (например, /27), остаются “дырки”.</text:p>
                </text:list-item>
                <text:list-item>
                  <text:p text:style-name="P22">В современных организациях почти не применяется — тратится много “лишних” IP.</text:p>
                </text:list-item>
              </text:list>
            </text:list-item>
            <text:list-item>
              <text:p text:style-name="P22">Что такое VLSM (Variable Length Subnet Mask):</text:p>
              <text:list>
                <text:list-item>
                  <text:p text:style-name="P22">VLSM — более современный способ, который позволяет использовать разные длины маски для каждой подсети.</text:p>
                </text:list-item>
                <text:list-item>
                  <text:p text:style-name="P22">Теперь размер каждой подсети выбирается под задачу: можно сделать одну подсеть на 30 IP (/27), другую — на 14 IP (/28), третью — на 6 IP (/29), и так далее.</text:p>
                </text:list-item>
                <text:list-item>
                  <text:p text:style-name="P22">Экономия — используешь ровно столько адресов, сколько реально нужно.</text:p>
                </text:list-item>
              </text:list>
            </text:list-item>
            <text:list-item>
              <text:p text:style-name="P22">Плюсы:</text:p>
              <text:list>
                <text:list-item>
                  <text:p text:style-name="P22">Очень гибко и экономно, минимум неиспользованных адресов.</text:p>
                </text:list-item>
                <text:list-item>
                  <text:p text:style-name="P22">Позволяет строить иерархические схемы сети (core/access/edge).</text:p>
                </text:list-item>
                <text:list-item>
                  <text:p text:style-name="P22">Упрощает масштабирование — можно легко добавить подсеть нужного размера.</text:p>
                </text:list-item>
              </text:list>
            </text:list-item>
            <text:list-item>
              <text:p text:style-name="P22">Минусы:</text:p>
              <text:list>
                <text:list-item>
                  <text:p text:style-name="P22">Чуть сложнее вручную считать адреса (но сейчас почти всегда используют калькуляторы и программы).</text:p>
                </text:list-item>
              </text:list>
            </text:list-item>
            <text:list-item>
              <text:p text:style-name="P22">Пример FLSM:</text:p>
              <text:list>
                <text:list-item>
                  <text:p text:style-name="P22"><text:soft-page-break/>Компания делит сеть на 8 отделов и выдаёт всем подсети по /27 (32 IP), даже если где-то нужно только 5 устройств, а где-то — 20. В итоге остаётся много неиспользованных IP.</text:p>
                </text:list-item>
              </text:list>
            </text:list-item>
            <text:list-item>
              <text:p text:style-name="P22">VLSM:</text:p>
              <text:list>
                <text:list-item>
                  <text:p text:style-name="P22">HR — подсеть /29 (6 устройств)</text:p>
                </text:list-item>
                <text:list-item>
                  <text:p text:style-name="P22">Финансы — /28 (14 устройств)</text:p>
                </text:list-item>
                <text:list-item>
                  <text:p text:style-name="P22">IT — /27 (30 устройств)</text:p>
                </text:list-item>
                <text:list-item>
                  <text:p text:style-name="P22">Общая сеть — /26 (62 устройства)</text:p>
                </text:list-item>
                <text:list-item>
                  <text:p text:style-name="P22">Все адреса “выжаты” максимально, нет “потерь”.</text:p>
                </text:list-item>
              </text:list>
            </text:list-item>
            <text:list-item>
              <text:p text:style-name="P22">Сравнение FLSM и VLSM:</text:p>
            </text:list-item>
          </text:list>
        </text:list-item>
      </text:list>
      <text:p text:style-name="P7"/>
      <table:table table:name="Table10" table:style-name="Table10">
        <table:table-column table:style-name="Table10.A" table:number-columns-repeated="3"/>
        <table:table-row>
          <table:table-cell table:style-name="Table10.A1" office:value-type="string">
            <text:p text:style-name="P5">Характеристика</text:p>
          </table:table-cell>
          <table:table-cell table:style-name="Table10.A1" office:value-type="string">
            <text:p text:style-name="P5">FLSM</text:p>
          </table:table-cell>
          <table:table-cell table:style-name="Table10.C1" office:value-type="string">
            <text:p text:style-name="P5">VLSM</text:p>
          </table:table-cell>
        </table:table-row>
        <table:table-row>
          <table:table-cell table:style-name="Table10.A2" office:value-type="string">
            <text:p text:style-name="P1">Маска в подсетях</text:p>
          </table:table-cell>
          <table:table-cell table:style-name="Table10.A2" office:value-type="string">
            <text:p text:style-name="P1">Везде одинаковая</text:p>
          </table:table-cell>
          <table:table-cell table:style-name="Table10.C2" office:value-type="string">
            <text:p text:style-name="P1">Разная для каждой подсети</text:p>
          </table:table-cell>
        </table:table-row>
        <table:table-row>
          <table:table-cell table:style-name="Table10.A2" office:value-type="string">
            <text:p text:style-name="P1">Экономия адресов</text:p>
          </table:table-cell>
          <table:table-cell table:style-name="Table10.A2" office:value-type="string">
            <text:p text:style-name="P1">Плохо</text:p>
          </table:table-cell>
          <table:table-cell table:style-name="Table10.C2" office:value-type="string">
            <text:p text:style-name="P1">Отлично</text:p>
          </table:table-cell>
        </table:table-row>
        <table:table-row>
          <table:table-cell table:style-name="Table10.A2" office:value-type="string">
            <text:p text:style-name="P1">Простота расчётов</text:p>
          </table:table-cell>
          <table:table-cell table:style-name="Table10.A2" office:value-type="string">
            <text:p text:style-name="P1">Легко</text:p>
          </table:table-cell>
          <table:table-cell table:style-name="Table10.C2" office:value-type="string">
            <text:p text:style-name="P1">Сложнее, но решаемо</text:p>
          </table:table-cell>
        </table:table-row>
        <table:table-row>
          <table:table-cell table:style-name="Table10.A2" office:value-type="string">
            <text:p text:style-name="P1">Где используется</text:p>
          </table:table-cell>
          <table:table-cell table:style-name="Table10.A2" office:value-type="string">
            <text:p text:style-name="P1">Почти нигде</text:p>
          </table:table-cell>
          <table:table-cell table:style-name="Table10.C2" office:value-type="string">
            <text:p text:style-name="P1">Всюду, это современный стандарт</text:p>
          </table:table-cell>
        </table:table-row>
      </table:table>
      <text:list text:style-name="L15">
        <text:list-header>
          <text:p text:style-name="P36"><text:span text:style-name="T1"/></text:p>
        </text:list-header>
      </text:list>
      <text:p text:style-name="P7"><text:span text:style-name="T5">7) </text:span><text:span text:style-name="T1">Вывод:</text:span></text:p>
      <text:list text:style-name="L16">
        <text:list-item>
          <text:p text:style-name="P23">Классовая адресация устарела, сейчас все используют CIDR/VLSM.</text:p>
        </text:list-item>
        <text:list-item>
          <text:p text:style-name="P23">Счёт всех адресов и разделение на подсети — только через маски и префиксы, классы почти не встречаются.</text:p>
        </text:list-item>
        <text:list-item>
          <text:p text:style-name="P23">Private IP для внутренних нужд, наружу выходят через NAT.</text:p>
        </text:list-item>
        <text:list-item>
          <text:p text:style-name="P23">VLSM — самый гибкий способ деления сети, FLSM нужен только для очень старых протоколов.</text:p>
        </text:list-item>
      </text:list>
      <text:p text:style-name="P3"/>
      <text:p text:style-name="P3">🟢 <text:span text:style-name="T6">VLAN</text:span></text:p>
      <text:p text:style-name="P3"/>
      <text:p text:style-name="P3"><text:span text:style-name="T6">1)</text:span> Что такое VLAN</text:p>
      <text:list text:style-name="L17">
        <text:list-item>
          <text:p text:style-name="P24">VLAN — это логически (виртуально) выделенная сеть на уровне второго (канального) уровня OSI, внутри физической сети.</text:p>
        </text:list-item>
        <text:list-item>
          <text:p text:style-name="P24">Одна VLAN может включать устройства, которые физически подключены к разным свитчам и даже находятся в разных помещениях или зданиях.</text:p>
        </text:list-item>
        <text:list-item>
          <text:p text:style-name="P24">VLAN = отдельный broadcast-домен: устройства одной VLAN получают широковещательные пакеты только друг от друга, но не видят пакеты других VLAN.</text:p>
        </text:list-item>
        <text:list-item>
          <text:p text:style-name="P24">VLAN is a logical broadcast domain partitioned and isolated at the data link layer (Layer 2). Devices in the same VLAN act as if they’re on the same physical network, even if they’re not.</text:p>
        </text:list-item>
      </text:list>
      <text:p text:style-name="P3"/>
      <text:p text:style-name="P3"><text:soft-page-break/><text:span text:style-name="T6">2) </text:span>Зачем нужны VLAN</text:p>
      <text:list text:style-name="L18">
        <text:list-item>
          <text:p text:style-name="P25">Группировка устройств по логике бизнеса, а не физическому положению.</text:p>
        </text:list-item>
        <text:list-item>
          <text:p text:style-name="P25">Разделение пользователей по отделам: например, бухгалтерия, HR, IT — каждая в своей VLAN.</text:p>
        </text:list-item>
        <text:list-item>
          <text:p text:style-name="P25">Увеличение безопасности: сотрудники одного отдела не видят трафик других, даже если кабель один.</text:p>
        </text:list-item>
        <text:list-item>
          <text:p text:style-name="P25">Снижение числа широковещательных пакетов (broadcast), экономия пропускной способности.</text:p>
        </text:list-item>
      </text:list>
      <text:p text:style-name="P3"/>
      <text:p text:style-name="P3"><text:span text:style-name="T6">3)</text:span> VLAN Membership — как устройства попадают в VLAN</text:p>
      <text:list text:style-name="L19">
        <text:list-item>
          <text:p text:style-name="P26">Статическая VLAN (Port-based)</text:p>
          <text:list>
            <text:list-item>
              <text:p text:style-name="P26">Связывается с конкретным портом свитча.</text:p>
            </text:list-item>
            <text:list-item>
              <text:p text:style-name="P26">Как только устройство подключается к этому порту — оно попадает в определённую VLAN.</text:p>
            </text:list-item>
            <text:list-item>
              <text:p text:style-name="P26">Если пользователь переходит на другой порт — админ вручную настраивает VLAN для нового порта.</text:p>
            </text:list-item>
          </text:list>
        </text:list-item>
        <text:list-item>
          <text:p text:style-name="P26">Динамическая VLAN</text:p>
          <text:list>
            <text:list-item>
              <text:p text:style-name="P26">VLAN присваивается на основании программных/сетевых данных: MAC-адрес, логин, другие параметры.</text:p>
            </text:list-item>
            <text:list-item>
              <text:p text:style-name="P26">Управляется специальным сервером (например, VMPS).</text:p>
            </text:list-item>
            <text:list-item>
              <text:p text:style-name="P26">Если пользователь подключится к любому порту — система сама определит, в какую VLAN его “поместить”.</text:p>
            </text:list-item>
          </text:list>
        </text:list-item>
      </text:list>
      <text:p text:style-name="P3"/>
      <text:p text:style-name="P3"><text:span text:style-name="T6">4)</text:span> IEEE 802.1Q — стандарт VLAN</text:p>
      <text:list text:style-name="L20">
        <text:list-item>
          <text:p text:style-name="P27">802.1Q — международный стандарт (dot1q), который описывает, как работают VLAN в Ethernet-сетях.</text:p>
        </text:list-item>
        <text:list-item>
          <text:p text:style-name="P27">Включает механизм “тегирования” пакетов: в Ethernet-кадр добавляется специальная метка (tag), указывающая номер VLAN.</text:p>
        </text:list-item>
        <text:list-item>
          <text:p text:style-name="P27">Позволяет устройствам различать, к какой VLAN относится каждый кадр.</text:p>
        </text:list-item>
      </text:list>
      <text:p text:style-name="P3"/>
      <text:p text:style-name="P3"><text:span text:style-name="T6">5)</text:span> Структура VLAN Tag (802.1Q)</text:p>
      <text:list text:style-name="L21">
        <text:list-item>
          <text:p text:style-name="P28">Tag Protocol Identifier (TPID):</text:p>
          <text:list>
            <text:list-item>
              <text:p text:style-name="P28">16 бит (значение 0x8100), показывает, что кадр содержит тег VLAN.</text:p>
            </text:list-item>
          </text:list>
        </text:list-item>
        <text:list-item>
          <text:p text:style-name="P28">Priority Code Point (PCP):</text:p>
          <text:list>
            <text:list-item>
              <text:p text:style-name="P28">3 бита, приоритет пакета (IEEE 802.1p).</text:p>
            </text:list-item>
          </text:list>
        </text:list-item>
        <text:list-item>
          <text:p text:style-name="P28">Drop Eligible Indicator (DEI):</text:p>
          <text:list>
            <text:list-item>
              <text:p text:style-name="P28">флаг, который показывает, можно ли дропнуть кадр при перегрузке.</text:p>
            </text:list-item>
          </text:list>
        </text:list-item>
        <text:list-item>
          <text:p text:style-name="P28">VLAN ID (VID):</text:p>
          <text:list>
            <text:list-item>
              <text:p text:style-name="P28">12 бит, идентификатор VLAN (от 1 до 4094, 0 и 4095 зарезервированы).</text:p>
            </text:list-item>
          </text:list>
        </text:list-item>
      </text:list>
      <text:p text:style-name="P3"/>
      <text:p text:style-name="P3"><text:soft-page-break/><text:span text:style-name="T6">6)</text:span> Типы портов в VLAN</text:p>
      <text:list text:style-name="L22">
        <text:list-item>
          <text:p text:style-name="P29">Access Port</text:p>
          <text:list>
            <text:list-item>
              <text:p text:style-name="P29">Работает с “нетегированным” трафиком.</text:p>
            </text:list-item>
            <text:list-item>
              <text:p text:style-name="P29">Подключают обычные устройства (ПК, принтеры).</text:p>
            </text:list-item>
            <text:list-item>
              <text:p text:style-name="P29">Свитч добавляет тег VLAN только “внутри себя”, а на устройство отправляет пакеты без тега.</text:p>
            </text:list-item>
            <text:list-item>
              <text:p text:style-name="P29">Если приходит пакет с неправильным VLAN ID — он игнорируется.</text:p>
            </text:list-item>
          </text:list>
        </text:list-item>
        <text:list-item>
          <text:p text:style-name="P29">Trunk Port</text:p>
          <text:list>
            <text:list-item>
              <text:p text:style-name="P29">Несёт тегированные пакеты сразу нескольких VLAN.</text:p>
            </text:list-item>
            <text:list-item>
              <text:p text:style-name="P29">Используется для соединения между свитчами, маршрутизаторами и другими устройствами с поддержкой VLAN.</text:p>
            </text:list-item>
            <text:list-item>
              <text:p text:style-name="P29">По trunk-порту проходят теги всех разрешённых VLAN (или список, заданный админом).</text:p>
            </text:list-item>
          </text:list>
        </text:list-item>
        <text:list-item>
          <text:p text:style-name="P29">(Иногда) Hybrid/Dual Port:</text:p>
          <text:list>
            <text:list-item>
              <text:p text:style-name="P29">Может одновременно пропускать как тегированные, так и нетегированные кадры.</text:p>
            </text:list-item>
            <text:list-item>
              <text:p text:style-name="P29">В некоторых моделях коммутаторов используется для спец. задач, например, VoIP.</text:p>
            </text:list-item>
          </text:list>
        </text:list-item>
      </text:list>
      <text:p text:style-name="P3"/>
      <text:p text:style-name="P3"><text:span text:style-name="T6">7)</text:span> Преимущества VLAN</text:p>
      <text:list text:style-name="L23">
        <text:list-item>
          <text:p text:style-name="P30">Снижение broadcast: каждый VLAN — свой broadcast-домен.</text:p>
        </text:list-item>
        <text:list-item>
          <text:p text:style-name="P30">Безопасность: сотрудники видят только свою VLAN, никто не может “подслушать” трафик других.</text:p>
        </text:list-item>
        <text:list-item>
          <text:p text:style-name="P30">Гибкость: можно объединить отделы или пользователей, находящихся в разных зданиях или даже городах, в одну VLAN.</text:p>
        </text:list-item>
        <text:list-item>
          <text:p text:style-name="P30">Упрощение администрирования: при переезде сотрудника — админ просто меняет настройки на порту, а не тянет новые кабели.</text:p>
        </text:list-item>
        <text:list-item>
          <text:p text:style-name="P30">Поддержка удалёнки и филиалов: легко “разбросать” одну VLAN на разные физические локации.</text:p>
        </text:list-item>
      </text:list>
      <text:p text:style-name="P3"/>
      <text:p text:style-name="P3"><text:span text:style-name="T6">8)</text:span> Примеры VLAN:</text:p>
      <text:list text:style-name="L24">
        <text:list-item>
          <text:p text:style-name="P31">VLAN 2: 192.168.2.0/24 — например, отдел маркетинга.</text:p>
        </text:list-item>
        <text:list-item>
          <text:p text:style-name="P31">VLAN 3: 192.168.3.0/24 — например, бухгалтерия.</text:p>
        </text:list-item>
        <text:list-item>
          <text:p text:style-name="P31">Все сотрудники бухгалтерии видят только свою подсеть, а маркетинг — только свою.</text:p>
        </text:list-item>
      </text:list>
      <text:p text:style-name="P3"/>
      <text:p text:style-name="P3"><text:span text:style-name="T6">9)</text:span> Применение:</text:p>
      <text:list text:style-name="L25">
        <text:list-item>
          <text:p text:style-name="P32">VLAN — обязательный инструмент в корпоративных сетях, офисах, больших организациях, дата-центрах.</text:p>
        </text:list-item>
        <text:list-item>
          <text:p text:style-name="P33">Позволяет создавать безопасные сегменты для IoT, серверов, Wi-Fi-гостей и т. д.</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0T04:58:14.440915049</meta:creation-date>
    <dc:date>2025-08-18T14:50:59.619007250</dc:date>
    <meta:editing-duration>PT35M30S</meta:editing-duration>
    <meta:editing-cycles>4</meta:editing-cycles>
    <meta:generator>LibreOffice/24.2.7.2$Linux_X86_64 LibreOffice_project/420$Build-2</meta:generator>
    <meta:document-statistic meta:table-count="5" meta:image-count="0" meta:object-count="0" meta:page-count="14" meta:paragraph-count="468" meta:word-count="3289" meta:character-count="22445" meta:non-whitespace-character-count="19818"/>
  </office:meta>
</office:document-meta>
</file>